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fo:font-size="11pt" style:font-size-asian="11pt" style:font-size-complex="11pt"/>
    </style:style>
    <style:style style:name="P4" style:parent-style-name="Standard" style:family="paragraph">
      <style:paragraph-properties fo:text-align="center"/>
      <style:text-properties fo:font-size="11pt" style:font-size-asian="11pt" style:font-size-complex="11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size="13pt" style:font-size-asian="13pt" style:font-size-complex="13pt"/>
    </style:style>
    <style:style style:name="P7" style:parent-style-name="Standard" style:family="paragraph">
      <style:text-properties fo:font-size="13pt" style:font-size-asian="13pt" style:font-size-complex="13pt"/>
    </style:style>
    <style:style style:name="P8" style:parent-style-name="Standard" style:family="paragraph">
      <style:text-properties fo:font-size="13pt" style:font-size-asian="13pt" style:font-size-complex="13pt"/>
    </style:style>
    <style:style style:name="P9" style:parent-style-name="Standard" style:family="paragraph">
      <style:text-properties fo:font-size="13pt" style:font-size-asian="13pt" style:font-size-complex="13pt"/>
    </style:style>
    <style:style style:name="P10" style:parent-style-name="Standard" style:family="paragraph">
      <style:text-properties fo:font-size="13pt" style:font-size-asian="13pt" style:font-size-complex="13pt"/>
    </style:style>
    <style:style style:name="P11" style:parent-style-name="Standard" style:family="paragraph">
      <style:text-properties fo:font-size="13pt" style:font-size-asian="13pt" style:font-size-complex="13pt"/>
    </style:style>
    <style:style style:name="P12" style:parent-style-name="Standard" style:family="paragraph">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P14" style:parent-style-name="Standard" style:family="paragraph">
      <style:text-properties fo:font-size="13pt" style:font-size-asian="13pt" style:font-size-complex="13pt"/>
    </style:style>
    <style:style style:name="P15" style:parent-style-name="Standard" style:family="paragraph">
      <style:text-properties fo:font-size="13pt" style:font-size-asian="13pt" style:font-size-complex="13pt"/>
    </style:style>
    <style:style style:name="P16" style:parent-style-name="Standard" style:family="paragraph">
      <style:text-properties fo:font-size="13pt" style:font-size-asian="13pt" style:font-size-complex="13pt"/>
    </style:style>
    <style:style style:name="P17" style:parent-style-name="Standard" style:family="paragraph">
      <style:text-properties fo:font-size="13pt" style:font-size-asian="13pt" style:font-size-complex="13pt"/>
    </style:style>
    <style:style style:name="P18" style:parent-style-name="Standard" style:family="paragraph">
      <style:text-properties fo:font-size="13pt" style:font-size-asian="13pt" style:font-size-complex="13pt"/>
    </style:style>
    <style:style style:name="P19" style:parent-style-name="Standard" style:family="paragraph">
      <style:text-properties fo:font-size="13pt" style:font-size-asian="13pt" style:font-size-complex="13pt"/>
    </style:style>
    <style:style style:name="P20" style:parent-style-name="Standard" style:family="paragraph">
      <style:text-properties fo:font-size="13pt" style:font-size-asian="13pt" style:font-size-complex="13pt"/>
    </style:style>
    <style:style style:name="P21" style:parent-style-name="Standard" style:family="paragraph">
      <style:text-properties fo:font-size="13pt" style:font-size-asian="13pt" style:font-size-complex="13pt"/>
    </style:style>
    <style:style style:name="P22" style:parent-style-name="Standard" style:family="paragraph">
      <style:text-properties fo:font-size="13pt" style:font-size-asian="13pt" style:font-size-complex="13pt"/>
    </style:style>
    <style:style style:name="P23" style:parent-style-name="Standard" style:family="paragraph">
      <style:text-properties fo:font-size="13pt" style:font-size-asian="13pt" style:font-size-complex="13pt"/>
    </style:style>
    <style:style style:name="P24" style:parent-style-name="Standard" style:family="paragraph">
      <style:text-properties fo:font-size="13pt" style:font-size-asian="13pt" style:font-size-complex="13pt"/>
    </style:style>
    <style:style style:name="P25" style:parent-style-name="Standard" style:family="paragraph">
      <style:text-properties fo:font-size="13pt" style:font-size-asian="13pt" style:font-size-complex="13pt"/>
    </style:style>
    <style:style style:name="P26" style:parent-style-name="Standard" style:family="paragraph">
      <style:text-properties fo:font-size="13pt" style:font-size-asian="13pt" style:font-size-complex="13pt"/>
    </style:style>
    <style:style style:name="P27" style:parent-style-name="Standard" style:family="paragraph">
      <style:text-properties fo:font-size="13pt" style:font-size-asian="13pt" style:font-size-complex="13pt"/>
    </style:style>
    <style:style style:name="T28" style:parent-style-name="Policepardéfaut" style:family="text">
      <style:text-properties fo:font-size="13pt" style:font-size-asian="13pt" style:font-size-complex="13pt"/>
    </style:style>
  </office:automatic-styles>
  <office:body>
    <office:text text:use-soft-page-breaks="true">
      <text:p text:style-name="P1">Jeu Parcours – PROJET INDOOR</text:p>
      <text:p text:style-name="P2"/>
      <text:p text:style-name="P3"/>
      <text:p text:style-name="P4"/>
      <text:p text:style-name="P5">Chaque joueur aura en sa possession un bracelet éléctronique qui fera office de capteur qui permettra de chronometrer le temps passés sur chaque étape du parcours à l’aide de bornes.</text:p>
      <text:p text:style-name="P6"/>
      <text:p text:style-name="P7">Ce parcours sera<text:s/>divisé en trois mini jeux :</text:p>
      <text:p text:style-name="P8"/>
      <text:p text:style-name="P9">- Un mini jeu de rapidité. Les joueurs devront traversés une piscine à balle en un minimum de temps pour avoir acces au second niveau. Pour finir ce niveau, les joueurs devront en meme temps de la traversée récupérer 5 mini cerceaux disposés au niveau de la piscine.</text:p>
      <text:p text:style-name="P10"/>
      <text:p text:style-name="P11">- Un mini jeu de précision. Aprés avoir reussi avec brio la premiere étape. Les joueurs passent au niveau de la borne pour sauvegarder leur temps sur la premiere étape ainsi que de lancer un nouveau chrono pour la<text:s/>seconde étape.</text:p>
      <text:p text:style-name="P12">Les joeurs devront atteindre une cible numérique à l’aide des cerceaux qui auront été récupéré lors de la premiere étape.</text:p>
      <text:p text:style-name="P13"/>
      <text:p text:style-name="P14">- Un mini jeu de rapidité. Les joeurs devront traversés a nouveau un piscine cette fois ci remplie d’eau. Ils seront entourés d’une bulle .</text:p>
      <text:p text:style-name="P15"/>
      <text:p text:style-name="P16">- Un mini jeu de stratégie. C’est l’heure de la derniere étape avant la victoire. Pour l’atteindre, les joeurs devront confronter le boss du parcours sur un puissance 4 numérique. Le principe outre le jeu est simple :</text:p>
      <text:p text:style-name="P17">8 trous seront<text:s/>positionnés en face des joueurs ( représentant les colonnes du puissances 4). Pour <text:s text:c="2"/>pouvoir mettre une piece sur une des colonnes numériques, les joueurs devront mettre une boule dans le trou représentant la colonne choisie. Les trous étant reliés electroniquement au jeu virtuel.</text:p>
      <text:p text:style-name="P18"/>
      <text:p text:style-name="P19">Les joueurs recoivent à la fin un petit cadeau de participation.</text:p>
      <text:p text:style-name="P20"/>
      <text:p text:style-name="P21"/>
      <text:p text:style-name="P22">FIN DU JEU</text:p>
      <text:p text:style-name="P23"/>
      <text:p text:style-name="P24">back office parametre importants :</text:p>
      <text:p text:style-name="P25">groupe par tranche<text:s/>d’age (9/12 ans – 13/15 ans)</text:p>
      <text:p text:style-name="P26">capteurs intégres aux bracelets, cerceaux, poteaux pour cerceaux, poteau dans piscine, puissance 4.</text:p>
      <text:p text:style-name="P27"/>
      <text:p text:style-name="Standard"><text:span text:style-name="T28">Gestion des inscriptions : chaque nom est relié a un bracelet electroniq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lan Maubert</meta:initial-creator>
    <dc:creator>Allan Maubert</dc:creator>
    <meta:creation-date>2018-11-10T13:48:00Z</meta:creation-date>
    <dc:date>2018-11-10T13:49:00Z</dc:date>
    <meta:template xlink:href="Normal.dotm" xlink:type="simple"/>
    <meta:editing-cycles>2</meta:editing-cycles>
    <meta:editing-duration>PT60S</meta:editing-duration>
    <meta:document-statistic meta:page-count="1" meta:paragraph-count="3" meta:word-count="288" meta:character-count="1875" meta:row-count="13" meta:non-whitespace-character-count="1590"/>
  </office:meta>
</office:document-meta>
</file>